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352eca"/>
    </style:style>
    <style:style style:name="P2" style:family="paragraph" style:parent-style-name="Standard">
      <style:text-properties officeooo:rsid="003845bb" officeooo:paragraph-rsid="003845bb"/>
    </style:style>
    <style:style style:name="P3" style:family="paragraph" style:parent-style-name="Standard">
      <style:paragraph-properties fo:margin-left="0cm" fo:margin-right="0cm" fo:text-indent="0cm" style:auto-text-indent="false"/>
      <style:text-properties officeooo:rsid="003845bb" officeooo:paragraph-rsid="003c38e1"/>
    </style:style>
    <style:style style:name="P4" style:family="paragraph" style:parent-style-name="Standard">
      <style:paragraph-properties fo:margin-left="0cm" fo:margin-right="0cm" fo:text-indent="0cm" style:auto-text-indent="false"/>
      <style:text-properties officeooo:rsid="004471b1" officeooo:paragraph-rsid="004471b1"/>
    </style:style>
    <style:style style:name="P5" style:family="paragraph" style:parent-style-name="Standard">
      <style:paragraph-properties fo:margin-left="0cm" fo:margin-right="0cm" fo:text-indent="0cm" style:auto-text-indent="false"/>
      <style:text-properties officeooo:rsid="0044ccf1" officeooo:paragraph-rsid="0044ccf1"/>
    </style:style>
    <style:style style:name="P6" style:family="paragraph" style:parent-style-name="Standard">
      <style:paragraph-properties fo:margin-left="0cm" fo:margin-right="0cm" fo:text-indent="0cm" style:auto-text-indent="false"/>
      <style:text-properties officeooo:rsid="0047ef75" officeooo:paragraph-rsid="0047ef75"/>
    </style:style>
    <style:style style:name="T1" style:family="text">
      <style:text-properties officeooo:rsid="002b2513"/>
    </style:style>
    <style:style style:name="T2" style:family="text">
      <style:text-properties officeooo:rsid="00445ed8"/>
    </style:style>
    <style:style style:name="T3" style:family="text">
      <style:text-properties officeooo:rsid="0044ccf1"/>
    </style:style>
    <style:style style:name="T4" style:family="text">
      <style:text-properties officeooo:rsid="0044f7ea"/>
    </style:style>
    <style:style style:name="T5" style:family="text">
      <style:text-properties officeooo:rsid="00462906"/>
    </style:style>
    <style:style style:name="T6" style:family="text">
      <style:text-properties officeooo:rsid="0047ef7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i 206 – <text:span text:style-name="T1">Oct 15</text:span> 2018 <text:s text:c="3"/></text:p>
      <text:p text:style-name="Standard">Lecture <text:span text:style-name="T2">10</text:span></text:p>
      <text:p text:style-name="P1"/>
      <text:p text:style-name="P2">Electricity</text:p>
      <text:p text:style-name="P3"/>
      <text:p text:style-name="P4">- Bart Housen Effect – Some materials take longer to magnetize or require a stronger magnetic field</text:p>
      <text:p text:style-name="P4">- Dropping a magnetic material through a electric coil creates a changing magnetic field which repels the oposing force thus slowing <text:span text:style-name="T3">down the magnetic material</text:span></text:p>
      <text:p text:style-name="P4">- <text:span text:style-name="T3">A generator uses this principle by flipping a permanent magnet within a coil, thus generating a opposing magnetic field and generating electrcity</text:span></text:p>
      <text:p text:style-name="P4">- <text:span text:style-name="T3">Alternating current allows voltage to be changed easily through the use of a transforming</text:span></text:p>
      <text:p text:style-name="P5">- Transformer</text:p>
      <text:p text:style-name="P5"><text:tab/>- A transformer has a series of coils situated within each other around a metal core.</text:p>
      <text:p text:style-name="P5"><text:tab/>- When <text:span text:style-name="T4">voltage</text:span> is passed through, the magnetic field of the core will cosistently change <text:tab/>direction which will also <text:span text:style-name="T4">cause the coil to produce a changing magnetic field.</text:span></text:p>
      <text:p text:style-name="P5"><text:tab/>- <text:span text:style-name="T4">As a property of voltages and magntic field, the number of loops in a coil directly relates to the <text:tab/>output voltage</text:span></text:p>
      <text:p text:style-name="P5"><text:tab/>- <text:span text:style-name="T4">Each loop increases the volatage, but since you can not create power, so increasing voltage <text:tab/>decreases current.</text:span></text:p>
      <text:p text:style-name="P5"><text:tab/>- <text:span text:style-name="T4">Transformers only work with Alternating current</text:span></text:p>
      <text:p text:style-name="P5">- <text:span text:style-name="T4">AC is perfered because it ensures you loose less current due to resitance in the power line over long distances</text:span></text:p>
      <text:p text:style-name="P5">- <text:span text:style-name="T4">Higher current means transmission cables can not be as long</text:span></text:p>
      <text:p text:style-name="P5">- <text:span text:style-name="T5">Fuse prevents too much current from flowing through a circuit by utilizing a encased wire that will melt and break a circuit in the case of excess current.</text:span></text:p>
      <text:p text:style-name="P5">- <text:span text:style-name="T5">Most houses have circuit breaks, which in concept works similarly to fuses, except they use bimetalic stips. The bimetalic strip is composed of two pieces of metal that heat up at different levels. So, when to much current flows through the bi-metalic strip warms and curls thus breaking the circuit.</text:span></text:p>
      <text:p text:style-name="P5">- <text:span text:style-name="T6">Circuit breakers and fuses are designed to prevent fires and are too slow when trying to protect you</text:span></text:p>
      <text:p text:style-name="P5">- <text:span text:style-name="T6">To protect us from electricution, we have Ground Fault Interrupter as the threshold for breaking the circuit is lower</text:span></text:p>
      <text:p text:style-name="P6">- <text:s/>In a GFCI , live and neutral wires are passed through a coil. If current in = current out, there is no change in magnetic field. But if current out does not equal current in , there is a change in magnetic field which causes internal electronics <text:s/>to break the circuit</text:p>
      <text:p text:style-name="P6">- 5mA is considered the safe amount of current for a human</text:p>
      <text:p text:style-name="P6">- The test button in a GFCI causes a resistor to draw 5mA from one of the wire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7:46:25.809214935</meta:creation-date>
    <meta:editing-duration>P1DT13H30M48S</meta:editing-duration>
    <meta:editing-cycles>16</meta:editing-cycles>
    <meta:generator>LibreOffice/5.4.5.1$Linux_X86_64 LibreOffice_project/40m0$Build-1</meta:generator>
    <dc:date>2018-10-15T18:39:10.371648218</dc:date>
    <meta:document-statistic meta:table-count="0" meta:image-count="0" meta:object-count="0" meta:page-count="1" meta:paragraph-count="22" meta:word-count="413" meta:character-count="2352" meta:non-whitespace-character-count="1945"/>
  </office:meta>
</office:document-meta>
</file>